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025e" officeooo:paragraph-rsid="0015025e"/>
    </style:style>
    <style:style style:name="P2" style:family="paragraph" style:parent-style-name="Standard">
      <style:text-properties officeooo:rsid="00169727" officeooo:paragraph-rsid="00169727"/>
    </style:style>
    <style:style style:name="P3" style:family="paragraph" style:parent-style-name="Standard">
      <style:text-properties officeooo:rsid="00171362" officeooo:paragraph-rsid="00171362"/>
    </style:style>
    <style:style style:name="P4" style:family="paragraph" style:parent-style-name="Standard">
      <style:text-properties officeooo:rsid="00191006" officeooo:paragraph-rsid="001a8319"/>
    </style:style>
    <style:style style:name="P5" style:family="paragraph" style:parent-style-name="Standard">
      <style:text-properties officeooo:rsid="001a8319" officeooo:paragraph-rsid="001a8319"/>
    </style:style>
    <style:style style:name="P6" style:family="paragraph" style:parent-style-name="Standard">
      <style:text-properties officeooo:rsid="001c75a0" officeooo:paragraph-rsid="001c75a0"/>
    </style:style>
    <style:style style:name="P7" style:family="paragraph" style:parent-style-name="Standard">
      <style:text-properties officeooo:rsid="001c75a0" officeooo:paragraph-rsid="001c850d"/>
    </style:style>
    <style:style style:name="P8" style:family="paragraph" style:parent-style-name="Standard">
      <style:paragraph-properties fo:break-before="page"/>
      <style:text-properties officeooo:rsid="001c75a0" officeooo:paragraph-rsid="001c75a0"/>
    </style:style>
    <style:style style:name="P9" style:family="paragraph" style:parent-style-name="Standard">
      <style:text-properties officeooo:rsid="001a8319" officeooo:paragraph-rsid="001a8319"/>
    </style:style>
    <style:style style:name="P10" style:family="paragraph" style:parent-style-name="Standard">
      <style:text-properties style:font-name="Nimbus Roman No9 L" officeooo:rsid="001c850d" officeooo:paragraph-rsid="001c850d"/>
    </style:style>
    <style:style style:name="P11" style:family="paragraph" style:parent-style-name="Standard">
      <style:text-properties style:font-name="Nimbus Roman No9 L" fo:font-weight="bold" officeooo:rsid="001f79e9" officeooo:paragraph-rsid="001f79e9" style:font-weight-asian="bold" style:font-weight-complex="bold"/>
    </style:style>
    <style:style style:name="P12" style:family="paragraph" style:parent-style-name="Standard">
      <style:text-properties style:font-name="Nimbus Roman No9 L" officeooo:rsid="0029f7ce" officeooo:paragraph-rsid="0029f7ce"/>
    </style:style>
    <style:style style:name="P13" style:family="paragraph" style:parent-style-name="Standard">
      <style:text-properties style:font-name="Nimbus Roman No9 L" fo:font-weight="normal" officeooo:rsid="0029f7ce" officeooo:paragraph-rsid="0029f7ce" style:font-weight-asian="normal" style:font-weight-complex="normal"/>
    </style:style>
    <style:style style:name="P14" style:family="paragraph" style:parent-style-name="Standard">
      <style:text-properties style:font-name="Nimbus Roman No9 L" officeooo:rsid="002bea90" officeooo:paragraph-rsid="002bea90"/>
    </style:style>
    <style:style style:name="P15" style:family="paragraph" style:parent-style-name="Standard">
      <style:text-properties officeooo:rsid="00191006" officeooo:paragraph-rsid="00191006"/>
    </style:style>
    <style:style style:name="P16" style:family="paragraph" style:parent-style-name="Standard">
      <style:text-properties officeooo:rsid="002dacec" officeooo:paragraph-rsid="002f99af"/>
    </style:style>
    <style:style style:name="P17" style:family="paragraph" style:parent-style-name="Standard">
      <style:text-properties officeooo:rsid="002f99af" officeooo:paragraph-rsid="00305939"/>
    </style:style>
    <style:style style:name="P18" style:family="paragraph" style:parent-style-name="Standard">
      <style:text-properties officeooo:rsid="00305939" officeooo:paragraph-rsid="00305939"/>
    </style:style>
    <style:style style:name="P19" style:family="paragraph" style:parent-style-name="Standard">
      <style:text-properties officeooo:rsid="00305939" officeooo:paragraph-rsid="0030d70d"/>
    </style:style>
    <style:style style:name="P20" style:family="paragraph" style:parent-style-name="Standard">
      <style:text-properties officeooo:rsid="00305939" officeooo:paragraph-rsid="00313971"/>
    </style:style>
    <style:style style:name="P21" style:family="paragraph" style:parent-style-name="Standard">
      <style:text-properties officeooo:rsid="0030d70d" officeooo:paragraph-rsid="0030d70d"/>
    </style:style>
    <style:style style:name="P22" style:family="paragraph" style:parent-style-name="Standard">
      <style:text-properties officeooo:rsid="00313971" officeooo:paragraph-rsid="00313971"/>
    </style:style>
    <style:style style:name="P23" style:family="paragraph" style:parent-style-name="Standard">
      <style:text-properties fo:font-weight="bold" officeooo:rsid="003233ee" officeooo:paragraph-rsid="003233ee" style:font-weight-asian="bold" style:font-weight-complex="bold"/>
    </style:style>
    <style:style style:name="P24" style:family="paragraph" style:parent-style-name="Standard">
      <style:text-properties fo:font-weight="normal" officeooo:rsid="00305939" officeooo:paragraph-rsid="003233ee" style:font-weight-asian="normal" style:font-weight-complex="normal"/>
    </style:style>
    <style:style style:name="P25" style:family="paragraph" style:parent-style-name="Standard">
      <style:text-properties fo:font-weight="normal" officeooo:rsid="00327e9c" officeooo:paragraph-rsid="00327e9c" style:font-weight-asian="normal" style:font-weight-complex="normal"/>
    </style:style>
    <style:style style:name="P26" style:family="paragraph" style:parent-style-name="Standard">
      <style:text-properties fo:font-weight="normal" officeooo:rsid="00343ad2" officeooo:paragraph-rsid="00343ad2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weight="bold" officeooo:rsid="00305939" officeooo:paragraph-rsid="003233ee" style:font-weight-asian="bold" style:font-weight-complex="bold"/>
    </style:style>
    <style:style style:name="T1" style:family="text">
      <style:text-properties officeooo:rsid="00191006"/>
    </style:style>
    <style:style style:name="T2" style:family="text">
      <style:text-properties officeooo:rsid="001a8319"/>
    </style:style>
    <style:style style:name="T3" style:family="text">
      <style:text-properties style:font-name="OpenSymbol" officeooo:rsid="001c850d"/>
    </style:style>
    <style:style style:name="T4" style:family="text">
      <style:text-properties style:text-position="super 58%" officeooo:rsid="001c850d"/>
    </style:style>
    <style:style style:name="T5" style:family="text">
      <style:text-properties style:font-name="Nimbus Roman No9 L" officeooo:rsid="001c850d"/>
    </style:style>
    <style:style style:name="T6" style:family="text">
      <style:text-properties officeooo:rsid="002dacec"/>
    </style:style>
    <style:style style:name="T7" style:family="text">
      <style:text-properties officeooo:rsid="002f99af"/>
    </style:style>
    <style:style style:name="T8" style:family="text">
      <style:text-properties officeooo:rsid="00305939"/>
    </style:style>
    <style:style style:name="T9" style:family="text">
      <style:text-properties officeooo:rsid="00313971"/>
    </style:style>
    <style:style style:name="T10" style:family="text">
      <style:text-properties officeooo:rsid="003233ee"/>
    </style:style>
    <style:style style:name="T11" style:family="text">
      <style:text-properties officeooo:rsid="00331f09"/>
    </style:style>
    <style:style style:name="T12" style:family="text">
      <style:text-properties officeooo:rsid="00343a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n priemgetal is een natuurlijk getal groter dan 1 dat slechts deelbaar is door 1 en door zichzelf.</text:p>
      <text:p text:style-name="P1"/>
      <text:p text:style-name="P1">3 soorten methodes om te kijken of een getal priem is.</text:p>
      <text:p text:style-name="P1">→ naieve methodes =&gt; aflopen van alle kleinere getallen en kijken of het een deler is, traag maar zeker</text:p>
      <text:p text:style-name="P1">→ probablistische methodes =&gt; met een zekere zekerheid vaststellen</text:p>
      <text:p text:style-name="P1">→ determinitisch =&gt; beide combineren, zeker zijn dat een getal priem is, en sneller nakijken</text:p>
      <text:p text:style-name="P1"/>
      <text:p text:style-name="P1">naieve methodes → kleinere getallen aflopen, eenvoudig &amp; zeker maar traag</text:p>
      <text:p text:style-name="P1">→ eerste manier =&gt; alle kleinere getallen aflopen =&gt; is dit wel nodig?</text:p>
      <text:p text:style-name="P1">→ tweede manier =&gt; neen dit is niet nodig we moeten maar tot aan de wortel lopen als deler &gt; wortel dan is het quotient &lt; wortel , als de deler een gehele deler is, dan zou het quotiënt ook een moeten zijn en zouden we deze dus al moeten gevonden hebben.</text:p>
      <text:p text:style-name="P1">→ derde manier =&gt; kan dit nog beter? Ja door enkel te testen op kleinere priemgetallen. <text:line-break/>Vergelijkbaar met zeef van eratosthenes:<text:line-break/><text:tab/>Zeef van eratosthenes =&gt; onderaan beginnen en alle gevonden priemgetallen bijhouden. <text:tab/>Veelvouden van priemgetallen schrappen.<text:line-break/>Hier veelvouden schappen =&gt; vervangen door priemgetallen bijhouden en deze aflopen bij een volgend getal. </text:p>
      <text:p text:style-name="P1"/>
      <text:p text:style-name="P2">Probabilistische tests → waarschijnlijkpriem, niet zeker</text:p>
      <text:p text:style-name="P2">→ <text:span text:style-name="T1">E</text:span>en getal dat priem is zal altijd als priem gevonden worden, de redenering werkt echter maar in een richting. Een samengesteld getal kan soms ook als priem gemeld worden.</text:p>
      <text:p text:style-name="P2"><text:tab/>Wat is een samengesteld getal? =&gt; Een samengesteld getal is een positief geheel getal dat <text:tab/>minstens 2x door een priemgetal is te delen bv 15 = 3 x 5 of 1332 = 2x2x3x3x37. In andere <text:tab/>woorden een geheel positief getal dat geen priemgetal is , is een samengesteld getal.</text:p>
      <text:p text:style-name="P3">Er is dus sprake van valse positieven, wat verklaart waarom de test niet met 100% zekerheid kan zeggen dat een getal priem is.</text:p>
      <text:p text:style-name="P4">Oplossen door in het begin van de tests een aantal willekeurige waarden a te kiezen. De kans kan dan verkleind worden door een probabilistische test uit te voeren met de waarden a. <text:s/>Hoe meer a waarden we kiezen, hoe kleiner de kans op een vals positief.<text:line-break/><text:span text:style-name="T2">De structuur van een probabilistische test is dus:</text:span></text:p>
      <text:p text:style-name="P5">1. kies aantal waarden a</text:p>
      <text:p text:style-name="P5">2. controleer een bepaalde gelijkheid, afhankelijk van het gebruikte algoritme. Als deze gelijkheid niet geld dan is het getal samengesteld en dus niet priem. A is dan de GETUIGE van het feit dat n samengesteld is.</text:p>
      <text:p text:style-name="P5">3. herhalen vanaf stap 1 tot we een getuige hebben, of de vereiste zekerheid is bereikt.</text:p>
      <text:p text:style-name="P4"/>
      <text:p text:style-name="P4">→<text:span text:style-name="T2"> Deze methode is sneller dan de naieve methodes, maar we hebben geen 100% zekerheid dat een getal priem is.</text:span></text:p>
      <text:p text:style-name="P4"/>
      <text:p text:style-name="P5">De probabilistische tests die ik zal bespreken is de priemtest van fermat. Deze wordt gebruikt voor rsa encryptie. Daarna zal benjamin de Miller-Rabin test bespreken. Om af te sluitel zal benjamin ook de determinische tests uitleggen. </text:p>
      <text:p text:style-name="P8">Priemtest van fermat =&gt; gebaseerd op de kleine stelling van fermat (fermat's little theorem):</text:p>
      <text:p text:style-name="P6">Als p een priemgetal is, dan geldt:</text:p>
      <text:p text:style-name="P7">a<text:span text:style-name="T4">p</text:span> <text:bookmark-start text:name="__DdeLink__1_754232835"/><text:span text:style-name="T3">≡</text:span><text:bookmark-end text:name="__DdeLink__1_754232835"/><text:span text:style-name="T5">a (mod p) &lt;=&gt; a^(p-1) </text:span><text:bookmark-start text:name="__DdeLink__3_754232835"/><text:span text:style-name="T3">≡</text:span><text:bookmark-end text:name="__DdeLink__3_754232835"/><text:span text:style-name="T3"> </text:span><text:span text:style-name="T5">1 mod p</text:span></text:p>
      <text:p text:style-name="P10">De tweede vorm is enkel geldig als a &amp; p relatief priem zijn, wat wil zeggen dat ze geen gemeenschappelijke delers hebben. (voorbeeld 8 en 15 zijn relatief priem) <text:s/>Dit komt doordat beide leden van de gelijkheid gedeeld moeten worden door a. Als a een veelvoud is van p dan is de rest en dus het linkerlid = 0 , dit zou enkel kunnen als a = 0, maar dan delen we door 0.</text:p>
      <text:p text:style-name="P10"/>
      <text:p text:style-name="P11">Bewijs van deze stelling:</text:p>
      <text:p text:style-name="P13">stel getal a, positief en niet deelbaar door getal p.</text:p>
      <text:p text:style-name="P13">Als we reeks veelvouden opschrijven van a:</text:p>
      <text:p text:style-name="P13"><text:tab/>a,2a,3a, …. , (p-1)a</text:p>
      <text:p text:style-name="P13">En we vervolgens voor elk veelvoud enkel de rest <text:span text:style-name="T6">overhouden</text:span> , zal het resultaat een permutatie zijn van de getallenreeks:<text:line-break/><text:tab/>1,2,3,4,5,6,... (p-1)</text:p>
      <text:p text:style-name="P12">Als we in beide reeksen alle waarden vermenigvuldigen, moeten deze gelijk zijn op een veelvoud van p na:</text:p>
      <text:p text:style-name="P12"><text:tab/>a*2a*3a*4a*...*(p-1)a <text:span text:style-name="T3">≡</text:span> 1*2*3*4*5*...*(p-1) <text:tab/>(mod p)</text:p>
      <text:p text:style-name="P12">Dit kunnen we schrijven als</text:p>
      <text:p text:style-name="P12"><text:tab/>a^(p-1) (p-1)! <text:span text:style-name="T3">≡</text:span> (p-1)! <text:tab/><text:tab/><text:tab/><text:tab/>(mod p)</text:p>
      <text:p text:style-name="P14">We kunnen (p-1)! wegdelen , dan krijgen we:<text:line-break/><text:tab/>a^(p-1) <text:span text:style-name="T3">≡</text:span> 1 <text:tab/><text:tab/><text:tab/><text:tab/><text:tab/><text:tab/>(mod p)</text:p>
      <text:p text:style-name="P15"/>
      <text:p text:style-name="P16">In dit bewijs zijn er 2 creatieve overgangen : </text:p>
      <text:p text:style-name="P16"><text:tab/>→<text:span text:style-name="T7"> </text:span>De ee<text:span text:style-name="T7">rste overgang, is dat wel een permutatie ?</text:span></text:p>
      <text:p text:style-name="P16"><text:tab/>→<text:span text:style-name="T7"> mogen we (p-1)! Zomaar wegdelen?</text:span></text:p>
      <text:p text:style-name="P16"/>
      <text:p text:style-name="P21">De eerste overgang; is dit een permutatie?</text:p>
      <text:p text:style-name="P21"><text:tab/><text:span text:style-name="T9">Eerst en vooral geen van de veelvouden a =&gt; a(p-1) kan rest 0 krijgen doordat al deze nummers relaties priem zijn met k (gegeven, a is positief en niet deelbaar door p). </text:span></text:p>
      <text:p text:style-name="P22"><text:tab/>Hierdoor kunnen we Euclid's dilemma toepassen. Dit dilemma vertelt ons: doordat er geen getal <text:s/>gemeenschappelijke delers heeft met p, moetenwe alle getallen in de rest terug vinden. Dit dilemma kan bewezen worden.</text:p>
      <text:p text:style-name="P17"/>
      <text:p text:style-name="P18">De tweede overgang ; mogen we (p-1)! Zomaar weglaten?</text:p>
      <text:p text:style-name="P18"><text:tab/><text:tab/>ux <text:bookmark-start text:name="__DdeLink__175_766805794"/><text:span text:style-name="T3">≡</text:span><text:bookmark-end text:name="__DdeLink__175_766805794"/><text:span text:style-name="T3"> </text:span>uy <text:tab/><text:tab/><text:tab/><text:tab/>(mod p)</text:p>
      <text:p text:style-name="P20"><text:tab/><text:span text:style-name="T9">&lt;=&gt; <text:tab/>x </text:span><text:span text:style-name="T3">≡ </text:span><text:span text:style-name="T9">y <text:tab/><text:tab/><text:tab/><text:tab/><text:tab/>(mod p)</text:span></text:p>
      <text:p text:style-name="P22">Dit kunnen we terug aantonen met euclid's dillema. Dit zegt dat als b een product r*s deelt, b een deler moet zijn van minstens een van beide factoren. Hierboven komt dat erop neer dat als p <text:s/>| ux -uy = u(x-y) , p een deler moet zijn van u. dus mogen we u wegdelen vermits het geen invloed zal hebben op de rest ervan.</text:p>
      <text:p text:style-name="P18"/>
      <text:p text:style-name="P27">getallen voorbeeld <text:span text:style-name="T10">bewijs</text:span>:</text:p>
      <text:p text:style-name="P24"><text:span text:style-name="T7">vb a=3, p=7 </text:span></text:p>
      <text:p text:style-name="P19"><text:span text:style-name="T7">dan is de eerste reeks veelvouden:</text:span></text:p>
      <text:p text:style-name="P17"><text:tab/>3,6,9,12,15,18</text:p>
      <text:p text:style-name="P17">rest na deling door <text:span text:style-name="T8">7</text:span></text:p>
      <text:p text:style-name="P17"><text:tab/>3,6,2,5,1,4</text:p>
      <text:p text:style-name="P17">Dat is dus een permutatie van </text:p>
      <text:p text:style-name="P17"><text:tab/>1,2,3,4,5,6</text:p>
      <text:p text:style-name="P18">Als we deze getallen vermenigvuldigen krijgen we:</text:p>
      <text:p text:style-name="P18"><text:tab/>3*6*9*12*15*18 <text:span text:style-name="T3">≡ </text:span>3*6*2*5*1*4 <text:span text:style-name="T3">≡</text:span> 1*2*3*4*5*6 <text:tab/>(mod 7)</text:p>
      <text:p text:style-name="P18">Vereenvoudigen geeft</text:p>
      <text:p text:style-name="P17"><text:tab/><text:span text:style-name="T8">3^6 * (1*2*3*4*5*6) </text:span><text:span text:style-name="T3">≡ </text:span><text:span text:style-name="T8">(1*2*3*4*5*6)<text:tab/><text:tab/><text:tab/>(mod 7)</text:span></text:p>
      <text:p text:style-name="P17"><text:tab/><text:span text:style-name="T8">3^6 </text:span><text:span text:style-name="T3">≡ </text:span><text:span text:style-name="T8">1 (mod 7)</text:span></text:p>
      <text:p text:style-name="P18"/>
      <text:p text:style-name="P23">voorbeeld fermats test:</text:p>
      <text:p text:style-name="P25">is p = 221 priem?</text:p>
      <text:p text:style-name="P25">→ we kiezen een waarde a ; a = 38:</text:p>
      <text:p text:style-name="P25"><text:tab/>a^(n-1) <text:span text:style-name="T3">≡</text:span> 1 (mod 221)</text:p>
      <text:p text:style-name="P25"><text:tab/>32^220 <text:span text:style-name="T3">≡</text:span> 1 (mod 221)</text:p>
      <text:p text:style-name="P25">Volgens a = 38 is p priem. <text:span text:style-name="T11">Getal</text:span> a kan wel een leugenaar zijn!</text:p>
      <text:p text:style-name="P25">Dus proberen we met nog een andere waarde a = 26:</text:p>
      <text:p text:style-name="P25"><text:tab/>26^220 <text:span text:style-name="T3">≡ </text:span>169 !<text:span text:style-name="T3">≡ </text:span>1 (mod 221)</text:p>
      <text:p text:style-name="P25">We hebben een waarde a gevonden die kan aantonen dat 221 niet priem is , <text:span text:style-name="T12">getal </text:span>38 was dus een leugenaar. </text:p>
      <text:p text:style-name="P25"/>
      <text:p text:style-name="P26">Klopt dit =&gt; dit klopt 221 = 13 * 17 en is dus een samengesteld ge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3:42:05.834480639</meta:creation-date>
    <dc:date>2014-04-02T17:30:52.248985641</dc:date>
    <meta:editing-duration>PT2H2M1S</meta:editing-duration>
    <meta:editing-cycles>24</meta:editing-cycles>
    <meta:generator>LibreOffice/4.2.2.1$Linux_X86_64 LibreOffice_project/420m0$Build-1</meta:generator>
    <meta:document-statistic meta:table-count="0" meta:image-count="0" meta:object-count="0" meta:page-count="3" meta:paragraph-count="66" meta:word-count="1004" meta:character-count="5627" meta:non-whitespace-character-count="4627"/>
  </office:meta>
</office:document-meta>
</file>